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2.286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2.179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6.3999996185303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348cm" svg:y="5.429cm" presentation:class="title" presentation:user-transformed="true">
          <draw:text-box>
            <text:p>Bachelor Project 2012<text:line-break/>Libswift TV application</text:p>
          </draw:text-box>
        </draw:frame>
        <draw:frame presentation:style-name="pr2" draw:text-style-name="P1" draw:layer="layout" svg:width="25.961cm" svg:height="2.362cm" svg:x="0.762cm" svg:y="9.868cm" presentation:class="subtitle" presentation:user-transformed="true">
          <draw:text-box>
            <text:p text:style-name="P1"><text:span text:style-name="T1">S.E. Austin, A. Drif, W.K.H. Ko, J.E.T. Tan</text:span></text:p>
            <text:p text:style-name="P1"><text:span text:style-name="T1"/></text:p>
            <text:p text:style-name="P1"><text:span text:style-name="T1">Supervisor: J.A. Pouwels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roject 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2P file sharing application on Samsung SmartTV</text:p>
              </text:list-item>
              <text:list-item>
                <text:p>Make use of libswift</text:p>
              </text:list-item>
              <text:list-item>
                <text:p>Proof of concep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some requirements he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s diagram here</text:p>
              </text:list-item>
              <text:list-item>
                <text:p>Explain idea behind design</text:p>
              </text:list-item>
              <text:list-item>
                <text:p>HTTP between Samsung SDK and applic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 Javascri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ucture</text:p>
              </text:list-item>
              <text:list-item>
                <text:p>Challenges due to restriction by Samsung</text:p>
              </text:list-item>
              <text:list-item>
                <text:p>Communication with C++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 C++/Pyth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++</text:p>
                <text:list>
                  <text:list-item>
                    <text:p>Structure</text:p>
                  </text:list-item>
                  <text:list-item>
                    <text:p>Integration with libswift</text:p>
                  </text:list-item>
                  <text:list-item>
                    <text:p>Communication with Python</text:p>
                  </text:list-item>
                </text:list>
              </text:list-item>
              <text:list-item>
                <text:p>Python</text:p>
                <text:list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rocess, 3rd quar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oting the TV</text:p>
              </text:list-item>
              <text:list-item>
                <text:p>Firmware issues, downgrading</text:p>
              </text:list-item>
              <text:list-item>
                <text:p>Connecting via netcat/FTP</text:p>
              </text:list-item>
              <text:list-item>
                <text:p>Cross compiling libswif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cess, 4th quar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basic C++ app</text:p>
              </text:list-item>
              <text:list-item>
                <text:p>Figure out communication between C++ and javascript</text:p>
              </text:list-item>
              <text:list-item>
                <text:p>Develop C++ and javascript in parallel</text:p>
              </text:list-item>
              <text:list-item>
                <text:p>Develop tests for C++ in parallel</text:p>
              </text:list-item>
              <text:list-item>
                <text:p>Get python and Dispersy/DHT working</text:p>
              </text:list-item>
              <text:list-item>
                <text:p>Connect python and C++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st class diagram here</text:p>
              </text:list-item>
              <text:list-item>
                <text:p>Use Google Test</text:p>
              </text:list-item>
              <text:list-item>
                <text:p>Every class its own test class</text:p>
              </text:list-item>
              <text:list-item>
                <text:p>Unit tests, some acceptance tests</text:p>
              </text:list-item>
              <text:list-item>
                <text:p>Advantages of testing in parallel with develop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eam something</text:p>
              </text:list-item>
              <text:list-item>
                <text:p>Upload and stream to laptop</text:p>
              </text:list-item>
              <text:list-item>
                <text:p>Show downloadmanager/setti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mited hardware was challenging</text:p>
              </text:list-item>
              <text:list-item>
                <text:p>Developing on underdeveloped platform was interesting and educational</text:p>
              </text:list-item>
              <text:list-item>
                <text:p>Application is a succes, proof of concept</text:p>
              </text:list-item>
              <text:list-item>
                <text:p>First 4th generation P2P application on a smart TV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Recommend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ture version require better hardware</text:p>
              </text:list-item>
              <text:list-item>
                <text:p>More focus on GUI for next versions</text:p>
              </text:list-item>
              <text:list-item>
                <text:p>Make DHT/Dispersy independent from Tribl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3T09:51:08</meta:creation-date>
    <dc:date>2012-07-03T11:43:09</dc:date>
    <meta:editing-duration>PT1H40M55S</meta:editing-duration>
    <meta:editing-cycles>18</meta:editing-cycles>
    <meta:generator>LibreOffice/3.5$Linux_x86 LibreOffice_project/350m1$Build-2</meta:generator>
    <meta:document-statistic meta:object-count="88"/>
  </office:meta>
</office:document-meta>
</file>